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_Yehoash_Esther" svg:font-family="E_Yehoash_Esther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olitreo" svg:font-family="Solitreo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097in" style:rel-column-width="19515*"/>
    </style:style>
    <style:style style:name="Table1.B" style:family="table-column">
      <style:table-column-properties style:column-width="4.8181in" style:rel-column-width="33464*"/>
    </style:style>
    <style:style style:name="Table1.C" style:family="table-column">
      <style:table-column-properties style:column-width="0.2465in" style:rel-column-width="1712*"/>
    </style:style>
    <style:style style:name="Table1.D" style:family="table-column">
      <style:table-column-properties style:column-width="1.5611in" style:rel-column-width="10844*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9.4354in" fo:margin-left="0in" fo:margin-right="-0.0104in" table:align="margins"/>
    </style:style>
    <style:style style:name="Table3.A" style:family="table-column">
      <style:table-column-properties style:column-width="7.6278in" style:rel-column-width="52979*"/>
    </style:style>
    <style:style style:name="Table3.B" style:family="table-column">
      <style:table-column-properties style:column-width="0.2465in" style:rel-column-width="1712*"/>
    </style:style>
    <style:style style:name="Table3.C" style:family="table-column">
      <style:table-column-properties style:column-width="1.5611in" style:rel-column-width="10844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9.4354in" fo:margin-left="0in" fo:margin-right="-0.0104in" table:align="margins"/>
    </style:style>
    <style:style style:name="Table4.A" style:family="table-column">
      <style:table-column-properties style:column-width="7.6278in" style:rel-column-width="52979*"/>
    </style:style>
    <style:style style:name="Table4.B" style:family="table-column">
      <style:table-column-properties style:column-width="0.2465in" style:rel-column-width="1712*"/>
    </style:style>
    <style:style style:name="Table4.C" style:family="table-column">
      <style:table-column-properties style:column-width="1.5611in" style:rel-column-width="10844*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9.4354in" fo:margin-left="0in" fo:margin-right="-0.0104in" table:align="margins"/>
    </style:style>
    <style:style style:name="Table5.A" style:family="table-column">
      <style:table-column-properties style:column-width="7.6278in" style:rel-column-width="52979*"/>
    </style:style>
    <style:style style:name="Table5.B" style:family="table-column">
      <style:table-column-properties style:column-width="0.2465in" style:rel-column-width="1712*"/>
    </style:style>
    <style:style style:name="Table5.C" style:family="table-column">
      <style:table-column-properties style:column-width="1.5611in" style:rel-column-width="10844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9.4354in" fo:margin-left="0in" fo:margin-right="-0.0104in" table:align="margins"/>
    </style:style>
    <style:style style:name="Table7.A" style:family="table-column">
      <style:table-column-properties style:column-width="7.6278in" style:rel-column-width="52979*"/>
    </style:style>
    <style:style style:name="Table7.B" style:family="table-column">
      <style:table-column-properties style:column-width="0.2465in" style:rel-column-width="1712*"/>
    </style:style>
    <style:style style:name="Table7.C" style:family="table-column">
      <style:table-column-properties style:column-width="1.5611in" style:rel-column-width="10844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9.4354in" fo:margin-left="0in" fo:margin-right="-0.0104in" table:align="margins"/>
    </style:style>
    <style:style style:name="Table6.A" style:family="table-column">
      <style:table-column-properties style:column-width="7.6278in" style:rel-column-width="52979*"/>
    </style:style>
    <style:style style:name="Table6.B" style:family="table-column">
      <style:table-column-properties style:column-width="0.2465in" style:rel-column-width="1712*"/>
    </style:style>
    <style:style style:name="Table6.C" style:family="table-column">
      <style:table-column-properties style:column-width="1.5611in" style:rel-column-width="10844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fo:break-before="page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5" style:family="paragraph" style:parent-style-name="Standard">
      <style:text-properties officeooo:paragraph-rsid="000437c6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paragraph-rsid="0013f129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paragraph-rsid="001596bc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13f129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officeooo:rsid="00122bc2" officeooo:paragraph-rsid="00122bc2" style:font-size-asian="10pt" style:font-name-complex="Hebrew Paleo Gezer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0pt" officeooo:rsid="0010acae" officeooo:paragraph-rsid="0010acae" style:font-size-asian="10pt" style:font-name-complex="Hebrew Paleo Gezer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0pt" officeooo:rsid="0016d9a2" officeooo:paragraph-rsid="0016d9a2" style:font-size-asian="10pt" style:font-name-complex="Hebrew Paleo Gezer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Open Sans" fo:font-size="10pt" officeooo:rsid="0019419e" officeooo:paragraph-rsid="0019419e" style:font-size-asian="10pt" style:font-name-complex="Hebrew Paleo Gezer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Open Sans" fo:font-size="10pt" officeooo:rsid="001a6e18" officeooo:paragraph-rsid="001a6e18" style:font-size-asian="10pt" style:font-name-complex="Hebrew Paleo Gezer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13f129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Samaritan" style:font-size-complex="12pt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Paleo Qumran" style:font-size-complex="12pt" style:font-weight-complex="bold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0acae" style:font-size-asian="14pt" style:font-style-asian="normal" style:font-name-complex="Fredoka One" style:font-size-complex="14pt" style:language-complex="he" style:country-complex="IL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fo:font-weight="bold" officeooo:rsid="003df3dc" officeooo:paragraph-rsid="000437c6" style:font-size-asian="14pt" style:font-style-asian="normal" style:font-weight-asian="bold" style:font-name-complex="Refoyl" style:font-size-complex="14pt" style:language-complex="he" style:country-complex="IL" style:font-style-complex="normal" style:font-weight-complex="bold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Miri" style:font-size-complex="14pt" style:language-complex="he" style:country-complex="I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Katon" style:font-size-complex="14pt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Gadol" style:font-size-complex="14pt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Cryptic A - Haifa Uni" style:font-size-complex="12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7" style:font-size-complex="12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8" style:font-size-complex="12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Untitled2" style:font-size-complex="12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Paskol" style:font-size-complex="24pt" style:language-complex="he" style:country-complex="IL" style:font-style-complex="normal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ehama" style:font-size-complex="24pt" style:language-complex="he" style:country-complex="IL" style:font-style-complex="normal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Dragon" style:font-size-complex="24pt" style:language-complex="he" style:country-complex="IL" style:font-style-complex="normal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achlaot" style:font-size-complex="24pt" style:language-complex="he" style:country-complex="IL" style:font-style-complex="normal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edaa2" style:font-size-asian="18pt" style:font-style-asian="normal" style:font-name-complex="ShArpie" style:font-size-complex="18pt" style:language-complex="he" style:country-complex="IL" style:font-style-complex="normal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Asakim" style:font-size-complex="18pt" style:language-complex="he" style:country-complex="IL" style:font-style-complex="normal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Comix No2 CLM" style:font-size-complex="18pt" style:language-complex="he" style:country-complex="IL" style:font-style-complex="normal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Typeface" style:font-size-complex="18pt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4Q416" style:font-size-complex="18pt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Hebrew Paleo Gezer" fo:font-size="10pt" officeooo:rsid="003df3dc" officeooo:paragraph-rsid="0016d9a2" style:font-size-asian="10pt" style:font-name-complex="TwoQ5" style:font-size-complex="10pt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Shmulik CLM" fo:font-size="24pt" officeooo:paragraph-rsid="000a4e7e" style:font-size-asian="24pt" style:font-name-complex="Shmulik CLM" style:font-size-complex="24pt"/>
    </style:style>
    <style:style style:name="P92" style:family="paragraph" style:parent-style-name="Standard">
      <style:paragraph-properties fo:text-align="end" style:justify-single-word="false" style:writing-mode="rl-tb"/>
      <style:text-properties style:font-name="Hebrew Paleo Gezer" fo:font-size="24pt" officeooo:paragraph-rsid="000dfb41" style:font-size-asian="24pt" style:font-name-complex="Amatica SC" style:font-size-complex="24pt"/>
    </style:style>
    <style:style style:name="P9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0389" style:font-size-asian="14pt" style:font-name-complex="E_Yehoash_Esther" style:font-size-complex="14pt"/>
    </style:style>
    <style:style style:name="P9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FreeSerif" style:font-size-complex="14pt"/>
    </style:style>
    <style:style style:name="P9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a6e18" style:font-size-asian="14pt" style:font-name-complex="Lulav CLM" style:font-size-complex="14pt"/>
    </style:style>
    <style:style style:name="P9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Linux Biolinum G" style:font-size-complex="14pt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de4f3" style:font-size-asian="14pt" style:font-name-complex="Carmela" style:font-size-complex="14pt"/>
    </style:style>
    <style:style style:name="P9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73844" style:font-size-asian="14pt" style:font-name-complex="Carmelit Regular" style:font-size-complex="14pt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73844" style:font-size-asian="14pt" style:font-name-complex="felix007 Medium" style:font-size-complex="14pt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FreeSans" style:font-size-complex="14pt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/>
    </style:style>
    <style:style style:name="P10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Pfennig" style:font-size-complex="14pt"/>
    </style:style>
    <style:style style:name="P10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22bc2" style:font-size-asian="14pt" style:font-name-complex="Rubik" style:font-size-complex="14pt"/>
    </style:style>
    <style:style style:name="P10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feeac" style:font-size-asian="14pt" style:font-name-complex="Mplus 1p" style:font-size-complex="14pt"/>
    </style:style>
    <style:style style:name="P10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73844" style:font-size-asian="14pt" style:font-name-complex="OSP_Le-patin-helvete" style:font-size-complex="14pt"/>
    </style:style>
    <style:style style:name="T1" style:family="text">
      <style:text-properties fo:font-style="normal" officeooo:rsid="003df3dc" style:font-style-asian="normal" style:font-style-complex="normal"/>
    </style:style>
    <style:style style:name="T2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3" style:family="text">
      <style:text-properties fo:font-style="normal" officeooo:rsid="003df3dc" style:font-style-asian="normal" style:language-complex="he" style:country-complex="IL" style:font-style-complex="normal"/>
    </style:style>
    <style:style style:name="T4" style:family="text">
      <style:text-properties officeooo:rsid="003df3dc"/>
    </style:style>
    <style:style style:name="T5" style:family="text">
      <style:text-properties style:font-name-complex="Hebrew SoferStam Ashkenaz" style:language-complex="he" style:country-complex="IL"/>
    </style:style>
    <style:style style:name="T6" style:family="text">
      <style:text-properties style:font-name-complex="Journal CLM" style:language-complex="he" style:country-complex="IL"/>
    </style:style>
    <style:style style:name="T7" style:family="text">
      <style:text-properties officeooo:rsid="00017e83"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437c6" fo:background-color="transparent" loext:char-shading-value="0"/>
    </style:style>
    <style:style style:name="T10" style:family="text">
      <style:text-properties officeooo:rsid="001ecdc3"/>
    </style:style>
    <style:style style:name="T11" style:family="text">
      <style:text-properties style:font-name-complex="Hebrew Paleo Qumran"/>
    </style:style>
    <style:style style:name="T12" style:family="text">
      <style:text-properties officeooo:rsid="00054c21" style:font-name-complex="Hebrew Paleo Qumran"/>
    </style:style>
    <style:style style:name="T13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4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5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16" style:family="text">
      <style:text-properties officeooo:rsid="0007de4e"/>
    </style:style>
    <style:style style:name="T17" style:family="text">
      <style:text-properties officeooo:rsid="00126f85"/>
    </style:style>
    <style:style style:name="T18" style:family="text">
      <style:text-properties officeooo:rsid="0013f129"/>
    </style:style>
    <style:style style:name="T19" style:family="text">
      <style:text-properties officeooo:rsid="00090610" style:font-name-complex="Keter Aram Tsova" style:language-complex="he" style:country-complex="IL"/>
    </style:style>
    <style:style style:name="T20" style:family="text">
      <style:text-properties officeooo:rsid="00126f85" style:font-name-complex="Keter Aram Tsova" style:language-complex="he" style:country-complex="IL"/>
    </style:style>
    <style:style style:name="T21" style:family="text">
      <style:text-properties officeooo:rsid="0013f129" style:font-name-complex="Keter Aram Tsova" style:language-complex="he" style:country-complex="IL"/>
    </style:style>
    <style:style style:name="T22" style:family="text">
      <style:text-properties officeooo:rsid="00090610"/>
    </style:style>
    <style:style style:name="T23" style:family="text">
      <style:text-properties fo:font-size="18pt" fo:font-style="normal" officeooo:rsid="003df3dc" style:font-size-asian="18pt" style:font-style-asian="normal" style:font-name-complex="Journal CLM" style:font-size-complex="18pt" style:language-complex="he" style:country-complex="IL" style:font-style-complex="normal"/>
    </style:style>
    <style:style style:name="T24" style:family="text">
      <style:text-properties fo:font-size="18pt" fo:font-style="normal" officeooo:rsid="003df3dc" style:font-size-asian="18pt" style:font-style-asian="normal" style:font-size-complex="18pt" style:font-style-complex="normal"/>
    </style:style>
    <style:style style:name="T25" style:family="text">
      <style:text-properties officeooo:rsid="001596bc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1748b3"/>
    </style:style>
    <style:style style:name="T28" style:family="text">
      <style:text-properties officeooo:rsid="001d4b0f"/>
    </style:style>
    <style:style style:name="T29" style:family="text">
      <style:text-properties style:language-complex="he" style:country-complex="IL"/>
    </style:style>
    <style:style style:name="T30" style:family="text">
      <style:text-properties officeooo:rsid="003df3dc" style:language-complex="he" style:country-complex="I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<text:span text:style-name="T8">Fonts </text:span><text:span text:style-name="T7">not</text:span><text:span text:style-name="T8"> supporting </text:span><text:span text:style-name="T7">Hebrew Diacritic positioning, </text:span><text:span text:style-name="T9">continued</text:span><text:span text:style-name="T8"> (</text:span><text:span text:style-name="T7">default </text:span><text:span text:style-name="T8">14pt)</text:span></text:p>
          </table:table-cell>
          <table:table-cell table:style-name="Table1.B1" office:value-type="string">
            <text:p text:style-name="P41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7"><text:span text:style-name="T28">Farissol</text:span> CLM </text:p>
            <text:p text:style-name="P10">(16pt)</text:p>
          </table:table-cell>
        </table:table-row>
        <table:table-row table:style-name="Table1.1">
          <table:table-cell table:style-name="Table1.A2" table:number-columns-spanned="2" office:value-type="string">
            <text:p text:style-name="P96"><text:span text:style-name="T3">דג סקרן שט בים מאוכזב ולפתע מצא חברה</text:span></text:p>
          </table:table-cell>
          <table:covered-table-cell/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6">Linux Biolinum/Libertine</text:p>
          </table:table-cell>
        </table:table-row>
        <table:table-row table:style-name="Table1.1">
          <table:table-cell table:style-name="Table1.A2" table:number-columns-spanned="2" office:value-type="string">
            <text:p text:style-name="P94"><text:span text:style-name="T30">דג סקרן שט בים מאוכזב ולפתע מצא חברה</text:span></text:p>
          </table:table-cell>
          <table:covered-table-cell/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6">FreeSerif</text:p>
          </table:table-cell>
        </table:table-row>
        <table:table-row table:style-name="Table1.1">
          <table:table-cell table:style-name="Table1.A2" table:number-columns-spanned="2" office:value-type="string">
            <text:p text:style-name="P95"><text:span text:style-name="T30">דג סקרן שט בים מאוכזב ולפתע מצא חברה</text:span></text:p>
          </table:table-cell>
          <table:covered-table-cell/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21">Lulav CLM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7"><text:span text:style-name="T30">דג סקרן שט בים מאוכזב ולפתע מצא חברה</text:span></text:p>
          </table:table-cell>
          <table:table-cell table:style-name="Table3.B1" office:value-type="string">
            <text:p text:style-name="P1"/>
          </table:table-cell>
          <table:table-cell table:style-name="Table3.C1" office:value-type="string">
            <text:p text:style-name="P14">Carmela</text:p>
          </table:table-cell>
        </table:table-row>
        <table:table-row table:style-name="Table3.1">
          <table:table-cell table:style-name="Table3.A2" office:value-type="string">
            <text:p text:style-name="P98"><text:span text:style-name="T3">דג סקרן שט בים מאוכזב ולפתע מצא חברה</text:span>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23">Carmelit</text:p>
          </table:table-cell>
        </table:table-row>
        <table:table-row table:style-name="Table3.1">
          <table:table-cell table:style-name="Table3.A2" office:value-type="string">
            <text:p text:style-name="P99"><text:span text:style-name="T3">דג סקרן שט בים מאוכזב ולפתע מצא חברה</text:span>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23">Felix007</text:p>
          </table:table-cell>
        </table:table-row>
        <table:table-row table:style-name="Table3.1">
          <table:table-cell table:style-name="Table3.A2" office:value-type="string">
            <text:p text:style-name="P100"><text:span text:style-name="T30">דג סקרן שט בים מאוכזב ולפתע מצא חברה</text:span>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6">FreeSans</text:p>
          </table:table-cell>
        </table:table-row>
        <table:table-row table:style-name="Table3.1">
          <table:table-cell table:style-name="Table3.A2" office:value-type="string">
            <text:p text:style-name="P106"><text:span text:style-name="T3">דג סקרן שט בים מאוכזב ולפתע מצא חברה</text:span>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24">OSP_Le-Patin-Helvete</text:p>
          </table:table-cell>
        </table:table-row>
        <table:table-row table:style-name="Table3.1">
          <table:table-cell table:style-name="Table3.A2" office:value-type="string">
            <text:p text:style-name="P105"><text:span text:style-name="T3">דג סקרן שט בים מאוכזב ולפתע מצא חברה</text:span>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5">Mplus 1p</text:p>
          </table:table-cell>
        </table:table-row>
        <table:table-row table:style-name="Table3.1">
          <table:table-cell table:style-name="Table3.A2" office:value-type="string">
            <text:p text:style-name="P104"><text:span text:style-name="T3">דג סקרן שט בים מאוכזב ולפתע מצא חברה</text:span>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6">Rubik</text:p>
          </table:table-cell>
        </table:table-row>
        <table:table-row table:style-name="Table3.1">
          <table:table-cell table:style-name="Table3.A2" office:value-type="string">
            <text:p text:style-name="P103"><text:span text:style-name="T30">דג סקרן שט בים מאוכזב ולפתע מצא חברה</text:span>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1">Pfennig</text:p>
          </table:table-cell>
        </table:table-row>
        <table:table-row table:style-name="Table3.1">
          <table:table-cell table:style-name="Table3.A2" office:value-type="string">
            <text:p text:style-name="P102"><text:span text:style-name="T3">דג סקרן שט בים מאוכזב ולפתע מצא חברה</text:span><text:span text:style-name="T29"> </text:span>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6">Hillel CLM</text:p>
          </table:table-cell>
        </table:table-row>
        <table:table-row table:style-name="Table3.1">
          <table:table-cell table:style-name="Table3.A2" office:value-type="string">
            <text:p text:style-name="P101"><text:span text:style-name="T3">דג סקרן שט בים מאוכזב ולפתע מצא חברה</text:span><text:span text:style-name="T29"> </text:span></text:p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2">Aharoni CLM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5"><text:span text:style-name="T1">דג סקרן שט בים מאוכזב ולפתע מצא חברה</text:span> </text:p>
          </table:table-cell>
          <table:table-cell table:style-name="Table4.B1" office:value-type="string">
            <text:p text:style-name="P1"/>
          </table:table-cell>
          <table:table-cell table:style-name="Table4.C1" office:value-type="string">
            <text:p text:style-name="P6">Miriam Mono CLM</text:p>
          </table:table-cell>
        </table:table-row>
        <table:table-row table:style-name="Table4.1">
          <table:table-cell table:style-name="Table4.A2" office:value-type="string">
            <text:p text:style-name="P56">דג סקרן שט בים מאוכזב ולפתע מצא חברה</text:p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6">FreeMono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6">דג סקרן שט בים מאוכזב ולפתע מצא חברה</text:p>
          </table:table-cell>
          <table:table-cell table:style-name="Table5.B1" office:value-type="string">
            <text:p text:style-name="P1"/>
          </table:table-cell>
          <table:table-cell table:style-name="Table5.C1" office:value-type="string">
            <text:p text:style-name="P6">Tnua Libre</text:p>
          </table:table-cell>
        </table:table-row>
        <table:table-row table:style-name="Table5.1">
          <table:table-cell table:style-name="Table5.A2" office:value-type="string">
            <text:p text:style-name="P47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Gladia CLM</text:p>
          </table:table-cell>
        </table:table-row>
        <table:table-row table:style-name="Table5.1">
          <table:table-cell table:style-name="Table5.A2" office:value-type="string">
            <text:p text:style-name="P90"><text:span text:style-name="T13">דג סקרן שט בים מאוכזב ולפתע מצא חברה</text:span> 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5">Noot</text:p>
          </table:table-cell>
        </table:table-row>
        <table:table-row table:style-name="Table5.1">
          <table:table-cell table:style-name="Table5.A2" office:value-type="string">
            <text:p text:style-name="P45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Migdal HaEmeq</text:p>
          </table:table-cell>
        </table:table-row>
        <table:table-row table:style-name="Table5.1">
          <table:table-cell table:style-name="Table5.A2" office:value-type="string">
            <text:p text:style-name="P4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4">Looks Like S'pht</text:p>
          </table:table-cell>
        </table:table-row>
        <table:table-row table:style-name="Table5.1">
          <table:table-cell table:style-name="Table5.A2" office:value-type="string">
            <text:p text:style-name="P43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2">Stop Motion</text:p>
          </table:table-cell>
        </table:table-row>
        <table:table-row table:style-name="Table5.1">
          <table:table-cell table:style-name="Table5.A2" office:value-type="string">
            <text:p text:style-name="P48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Retro Perspective</text:p>
          </table:table-cell>
        </table:table-row>
        <table:table-row table:style-name="Table5.1">
          <table:table-cell table:style-name="Table5.A2" office:value-type="string">
            <text:p text:style-name="P49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7">Trashim CLM</text:p>
          </table:table-cell>
        </table:table-row>
        <table:table-row table:style-name="Table5.1">
          <table:table-cell table:style-name="Table5.A2" office:value-type="string">
            <text:p text:style-name="P57"><text:span text:style-name="T2">דג סקרן שט בים מאוכזב ולפתע מצא חברה</text:span><text:span text:style-name="T5"> 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Ozrad CLM</text:p>
          </table:table-cell>
        </table:table-row>
        <table:table-row table:style-name="Table5.1">
          <table:table-cell table:style-name="Table5.A2" office:value-type="string">
            <text:p text:style-name="P50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8">Fredoka One</text:p>
          </table:table-cell>
        </table:table-row>
        <table:table-row table:style-name="Table5.1">
          <table:table-cell table:style-name="Table5.A2" office:value-type="string">
            <text:p text:style-name="P51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Gan CLM</text:p>
          </table:table-cell>
        </table:table-row>
        <table:table-row table:style-name="Table5.1">
          <table:table-cell table:style-name="Table5.A2" office:value-type="string">
            <text:p text:style-name="P81">דג סקרן שט בים מאוכזב ולפתע מצא חברה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2">Horev CLM <text:span text:style-name="T4">(24pt)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58"><text:span text:style-name="T24">דג סקרן שט בים מאוכזב ולפתע מצא חברה</text:span> 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8">Ellinia CLM <text:span text:style-name="T25">(18 pt)</text:span></text:p>
          </table:table-cell>
        </table:table-row>
        <table:table-row table:style-name="Table5.1">
          <table:table-cell table:style-name="Table5.A2" office:value-type="string">
            <text:p text:style-name="P85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Asakim <text:span text:style-name="T25">(18 pt)</text:span></text:p>
          </table:table-cell>
        </table:table-row>
        <table:table-row table:style-name="Table5.1">
          <table:table-cell table:style-name="Table5.A2" office:value-type="string">
            <text:p text:style-name="P80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8">Nehama <text:span text:style-name="T25">(24 pt)</text:span></text:p>
          </table:table-cell>
        </table:table-row>
        <table:table-row table:style-name="Table5.1">
          <table:table-cell table:style-name="Table5.A2" office:value-type="string">
            <text:p text:style-name="P79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Paskol <text:span text:style-name="T25">(24 pt)</text:span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6">דג סקרן שט בים מאוכזב ולפתע מצא חברה</text:p>
          </table:table-cell>
          <table:table-cell table:style-name="Table7.B1" office:value-type="string">
            <text:p text:style-name="P1"/>
          </table:table-cell>
          <table:table-cell table:style-name="Table7.C1" office:value-type="string">
            <text:p text:style-name="P6">Comix No2 CLM <text:span text:style-name="T18">(18pt)</text:span></text:p>
          </table:table-cell>
        </table:table-row>
        <table:table-row table:style-name="Table7.1">
          <table:table-cell table:style-name="Table7.A2" office:value-type="string">
            <text:p text:style-name="P82">דג סקרן שט בים מאוכזב ולפתע מצא חברה</text:p>
          </table:table-cell>
          <table:table-cell table:style-name="Table7.B2" office:value-type="string">
            <text:p text:style-name="P1"/>
          </table:table-cell>
          <table:table-cell table:style-name="Table7.C2" office:value-type="string">
            <text:p text:style-name="P6">Dragon <text:span text:style-name="T4">(24 pt)</text:span></text:p>
          </table:table-cell>
        </table:table-row>
        <table:table-row table:style-name="Table7.1">
          <table:table-cell table:style-name="Table7.A2" office:value-type="string">
            <text:p text:style-name="P59">דג סקרן שט בים מאוכזב ולפתע מצא חברה</text:p>
          </table:table-cell>
          <table:table-cell table:style-name="Table7.B2" office:value-type="string">
            <text:p text:style-name="P1"/>
          </table:table-cell>
          <table:table-cell table:style-name="Table7.C2" office:value-type="string">
            <text:p text:style-name="P6">Miri</text:p>
          </table:table-cell>
        </table:table-row>
        <table:table-row table:style-name="Table7.1">
          <table:table-cell table:style-name="Table7.A2" office:value-type="string">
            <text:p text:style-name="P52">דג סקרן שט בים מאוכזב ולפתע מצא חברה</text:p>
          </table:table-cell>
          <table:table-cell table:style-name="Table7.B2" office:value-type="string">
            <text:p text:style-name="P1"/>
          </table:table-cell>
          <table:table-cell table:style-name="Table7.C2" office:value-type="string">
            <text:p text:style-name="P6">Yehuda CLM</text:p>
          </table:table-cell>
        </table:table-row>
        <table:table-row table:style-name="Table7.1">
          <table:table-cell table:style-name="Table7.A2" office:value-type="string">
            <text:p text:style-name="P90"><text:span text:style-name="T15">דג סקרן שט בים מאוכזב ולפתע מצא חברה</text:span> 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5">Ptil <text:span text:style-name="T16">Wide</text:span></text:p>
          </table:table-cell>
        </table:table-row>
        <table:table-row table:style-name="Table7.1">
          <table:table-cell table:style-name="Table7.A2" office:value-type="string">
            <text:p text:style-name="P84">דג סקרן שט בים מאוכזב ולפתע מצא חברה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7">ShArpie <text:span text:style-name="T22"><text:s/>(18 pt)</text:span></text:p>
          </table:table-cell>
        </table:table-row>
        <table:table-row table:style-name="Table7.1">
          <table:table-cell table:style-name="Table7.A2" office:value-type="string">
            <text:p text:style-name="P57"><text:span text:style-name="T23">דג סקרן שט בים מאוכזב ולפתע מצא חברה</text:span><text:span text:style-name="T6"> </text:span></text:p>
          </table:table-cell>
          <table:table-cell table:style-name="Table7.B2" office:value-type="string">
            <text:p text:style-name="P1"/>
          </table:table-cell>
          <table:table-cell table:style-name="Table7.C2" office:value-type="string">
            <text:p text:style-name="P7">Journal CLM<text:span text:style-name="T19"> </text:span><text:span text:style-name="T20">(</text:span><text:span text:style-name="T21">18</text:span><text:span text:style-name="T20"> pt)</text:span></text:p>
          </table:table-cell>
        </table:table-row>
        <table:table-row table:style-name="Table7.1">
          <table:table-cell table:style-name="Table7.A2" office:value-type="string">
            <text:p text:style-name="P91"><text:span text:style-name="T14">דג סקרן שט בים מאוכזב ולפתע מצא חברה</text:span> 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5">Ptil Narrow <text:span text:style-name="T17">(24 pt)</text:span></text:p>
          </table:table-cell>
        </table:table-row>
        <table:table-row table:style-name="Table7.1">
          <table:table-cell table:style-name="Table7.A2" office:value-type="string">
            <text:p text:style-name="P92"><text:span text:style-name="T3">דג סקרן שט בים מאוכזב ולפתע מצא חברה</text:span>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6">Amatica SC <text:span text:style-name="T17">(24 pt)</text:span></text:p>
          </table:table-cell>
        </table:table-row>
        <table:table-row table:style-name="Table7.1">
          <table:table-cell table:style-name="Table7.A2" office:value-type="string">
            <text:p text:style-name="P93"><text:span text:style-name="T3">דג סקרן שט בים מאוכזב ולפתע מצא חברה</text:span></text:p>
          </table:table-cell>
          <table:table-cell table:style-name="Table7.B2" office:value-type="string">
            <text:p text:style-name="P3"/>
          </table:table-cell>
          <table:table-cell table:style-name="Table7.C2" office:value-type="string">
            <text:p text:style-name="P26">E_Yehoash_Esther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3">דג סקרן שט בים מאוכזב ולפתע מצא חברה</text:p>
          </table:table-cell>
          <table:table-cell table:style-name="Table6.B1" office:value-type="string">
            <text:p text:style-name="P1"/>
          </table:table-cell>
          <table:table-cell table:style-name="Table6.C1" office:value-type="string">
            <text:p text:style-name="P6">Nachlaot <text:span text:style-name="T18">(24 pt)</text:span></text:p>
          </table:table-cell>
        </table:table-row>
        <table:table-row table:style-name="Table6.1">
          <table:table-cell table:style-name="Table6.A2" office:value-type="string">
            <text:p text:style-name="P60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Ktav-Yad CLM</text:p>
          </table:table-cell>
        </table:table-row>
        <table:table-row table:style-name="Table6.1">
          <table:table-cell table:style-name="Table6.A2" office:value-type="string">
            <text:p text:style-name="P63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13">Ellinoa CLM (Italics)</text:p>
          </table:table-cell>
        </table:table-row>
        <table:table-row table:style-name="Table6.1">
          <table:table-cell table:style-name="Table6.A2" office:value-type="string">
            <text:p text:style-name="P54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Refoyl </text:p>
          </table:table-cell>
        </table:table-row>
        <table:table-row table:style-name="Table6.1">
          <table:table-cell table:style-name="Table6.A2" office:value-type="string">
            <text:p text:style-name="P53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Anka CLM</text:p>
          </table:table-cell>
        </table:table-row>
      </table:table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Samaritan </text:p>
            <text:p text:style-name="P31"><text:span text:style-name="T11">and ancient </text:span><text:span text:style-name="T12">Semitic</text:span><text:span text:style-name="T11"> scripts</text:span></text:p>
          </table:table-cell>
          <table:table-cell table:style-name="Table2.B1" office:value-type="string">
            <text:p text:style-name="P73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6">Hebrew Square Samaritan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7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Cryptic A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8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6 <text:span text:style-name="T27">(18pt)</text:span>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7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7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7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8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8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503 (Typeface, 18pt)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6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20">Nesher Gadol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6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20">Nesher Katon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89">שפן אכל <text:span text:style-name="T26">קצ</text:span>ת גזר בטעם <text:span text:style-name="T26">ח</text:span>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2Q5 (TwoQ5)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77">שפן אכל קצת גזר ב<text:span text:style-name="T26">טעם</text:span>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101 (Untitled2)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7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Qumran <text:s/><text:span text:style-name="T10">(11pt)</text:span></text:p>
          </table:table-cell>
        </table:table-row>
        <table:table-row table:style-name="Table2.1"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6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Siloam </text:p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B2" office:value-type="string">
            <text:p text:style-name="P7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Lakhish</text:p>
          </table:table-cell>
        </table:table-row>
        <table:table-row table:style-name="Table2.1"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7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Gezer </text:p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B2" office:value-type="string">
            <text:p text:style-name="P7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Mesha</text:p>
          </table:table-cell>
        </table:table-row>
        <table:table-row table:style-name="Table2.1">
          <table:table-cell table:style-name="Table2.A2" office:value-type="string">
            <text:p text:style-name="P37"/>
          </table:table-cell>
          <table:table-cell table:style-name="Table2.B2" office:value-type="string">
            <text:p text:style-name="P6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Imperial Yeb </text:p>
          </table:table-cell>
        </table:table-row>
        <table:table-row table:style-name="Table2.1">
          <table:table-cell table:style-name="Table2.A2" office:value-type="string">
            <text:p text:style-name="P38"/>
          </table:table-cell>
          <table:table-cell table:style-name="Table2.B2" office:value-type="string">
            <text:p text:style-name="P6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Early Bar-Raqib</text:p>
          </table:table-cell>
        </table:table-row>
        <table:table-row table:style-name="Table2.1">
          <table:table-cell table:style-name="Table2.A2" office:value-type="string">
            <text:p text:style-name="P39"/>
          </table:table-cell>
          <table:table-cell table:style-name="Table2.B2" office:value-type="string">
            <text:p text:style-name="P6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VIIBCE </text:p>
          </table:table-cell>
        </table:table-row>
        <table:table-row table:style-name="Table2.1">
          <table:table-cell table:style-name="Table2.A2" office:value-type="string">
            <text:p text:style-name="P40"/>
          </table:table-cell>
          <table:table-cell table:style-name="Table2.B2" office:value-type="string">
            <text:p text:style-name="P6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Phoenician Ahiram</text:p>
          </table:table-cell>
        </table:table-row>
        <table:table-row table:style-name="Table2.1"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6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Proto Canaanite <text:span text:style-name="T10">12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_Yehoash_Esther" svg:font-family="E_Yehoash_Esther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olitreo" svg:font-family="Solitreo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6-12T15:29:20.835000000</meta:creation-date>
    <dc:date>2024-08-03T16:13:49.712000000</dc:date>
    <meta:editing-duration>PT1H43M26S</meta:editing-duration>
    <meta:editing-cycles>26</meta:editing-cycles>
    <meta:generator>LibreOffice/24.2.5.2$Windows_X86_64 LibreOffice_project/bffef4ea93e59bebbeaf7f431bb02b1a39ee8a59</meta:generator>
    <meta:print-date>2016-04-08T14:03:36.672000000</meta:print-date>
    <meta:document-statistic meta:table-count="7" meta:image-count="0" meta:object-count="0" meta:page-count="3" meta:paragraph-count="138" meta:word-count="681" meta:character-count="3280" meta:non-whitespace-character-count="2719"/>
  </office:meta>
</office:document-meta>
</file>